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v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vent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vent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ven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vent.PublishEvent( String name , DependencyResolver resolver , Artifact artifact , File data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